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49.1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56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font-name="Ubuntu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c4ff99" style:text-align-source="fix" style:repeat-content="false"/>
      <style:paragraph-properties fo:text-align="start" fo:margin-left="0mm"/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5" style:family="table-cell" style:parent-style-name="Default">
      <style:table-cell-properties fo:background-color="#ffff99"/>
      <style:text-properties style:font-name="Ubuntu"/>
    </style:style>
    <style:style style:name="ce6" style:family="table-cell" style:parent-style-name="Default">
      <style:table-cell-properties fo:background-color="#eeeeee"/>
      <style:text-properties style:font-name="Ubuntu" fo:font-weight="bold" style:font-weight-asian="bold" style:font-weight-complex="bold"/>
    </style:style>
    <style:style style:name="ce7" style:family="table-cell" style:parent-style-name="Default">
      <style:table-cell-properties fo:background-color="#c4ff99"/>
      <style:text-properties style:font-name="Ubuntu" fo:font-weight="normal" style:font-weight-asian="normal" style:font-weight-complex="normal"/>
    </style:style>
    <style:style style:name="ce8" style:family="table-cell" style:parent-style-name="Default">
      <style:text-properties style:font-name="Ubuntu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font-name="Ubuntu"/>
    </style:style>
    <style:style style:name="ce1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Ubuntu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order="0.06pt solid #000000"/>
      <style:text-properties style:font-name="Ubuntu"/>
    </style:style>
    <style:style style:name="ce14" style:family="table-cell" style:parent-style-name="Default">
      <style:table-cell-properties fo:border-bottom="none" fo:background-color="#ffff99" fo:border-left="none" fo:border-right="0.06pt solid #000000" fo:border-top="none"/>
      <style:text-properties style:font-name="Ubuntu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2mm" svg:stroke-color="#000000" draw:marker-start-width="5mm" draw:marker-end-width="5mm" draw:fill-color="#000000" draw:textarea-horizontal-align="center" draw:textarea-vertical-align="middle" fo:padding-top="1mm" fo:padding-bottom="1mm" fo:padding-left="1mm" fo:padding-right="1mm"/>
    </style:style>
    <style:style style:name="gr2" style:family="graphic">
      <style:graphic-properties svg:stroke-width="2mm" svg:stroke-color="#3465a4" draw:marker-start-width="5mm" draw:marker-end-width="5mm" draw:fill-color="#000000" draw:textarea-horizontal-align="center" draw:textarea-vertical-align="middle" fo:padding-top="1mm" fo:padding-bottom="1mm" fo:padding-left="1mm" fo:padding-right="1mm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ntt" table:style-name="ta1">
        <table:shapes>
          <draw:line draw:z-index="0" draw:style-name="gr1" draw:text-style-name="P1" svg:x1="57.44mm" svg:y1="11.08mm" svg:x2="76.18mm" svg:y2="11.08mm">
            <text:p/>
          </draw:line>
          <draw:line draw:z-index="1" draw:style-name="gr1" draw:text-style-name="P1" svg:x1="57.67mm" svg:y1="48.82mm" svg:x2="138.89mm" svg:y2="48.82mm">
            <text:p/>
          </draw:line>
          <draw:line draw:z-index="2" draw:style-name="gr1" draw:text-style-name="P1" svg:x1="140.34mm" svg:y1="72.29mm" svg:x2="166.1mm" svg:y2="72.29mm">
            <text:p/>
          </draw:line>
          <draw:line draw:z-index="3" draw:style-name="gr1" draw:text-style-name="P1" svg:x1="78.26mm" svg:y1="30.05mm" svg:x2="104.36mm" svg:y2="30.05mm">
            <text:p/>
          </draw:line>
          <draw:line draw:z-index="4" draw:style-name="gr2" draw:text-style-name="P1" svg:x1="57.46mm" svg:y1="15.62mm" svg:x2="63.24mm" svg:y2="15.62mm">
            <text:p/>
          </draw:line>
          <draw:line draw:z-index="5" draw:style-name="gr2" draw:text-style-name="P1" svg:x1="57.4mm" svg:y1="20.18mm" svg:x2="63.18mm" svg:y2="20.18mm">
            <text:p/>
          </draw:line>
          <draw:line draw:z-index="6" draw:style-name="gr2" draw:text-style-name="P1" svg:x1="64.61mm" svg:y1="25.22mm" svg:x2="76.99mm" svg:y2="25.22mm">
            <text:p/>
          </draw:line>
          <draw:line draw:z-index="7" draw:style-name="gr2" draw:text-style-name="P1" svg:x1="78.14mm" svg:y1="34.66mm" svg:x2="104.29mm" svg:y2="34.66mm">
            <text:p/>
          </draw:line>
          <draw:line draw:z-index="8" draw:style-name="gr2" draw:text-style-name="P1" svg:x1="78.22mm" svg:y1="39.52mm" svg:x2="90.6mm" svg:y2="39.52mm">
            <text:p/>
          </draw:line>
          <draw:line draw:z-index="9" draw:style-name="gr2" draw:text-style-name="P1" svg:x1="92.11mm" svg:y1="44.1mm" svg:x2="104.49mm" svg:y2="44.1mm">
            <text:p/>
          </draw:line>
          <draw:line draw:z-index="10" draw:style-name="gr2" draw:text-style-name="P1" svg:x1="57.65mm" svg:y1="53.73mm" svg:x2="76.91mm" svg:y2="53.73mm">
            <text:p/>
          </draw:line>
          <draw:line draw:z-index="11" draw:style-name="gr2" draw:text-style-name="P1" svg:x1="78.16mm" svg:y1="58.03mm" svg:x2="104.3mm" svg:y2="58.03mm">
            <text:p/>
          </draw:line>
          <draw:line draw:z-index="12" draw:style-name="gr2" draw:text-style-name="P1" svg:x1="85.08mm" svg:y1="63.02mm" svg:x2="111.22mm" svg:y2="63.02mm">
            <text:p/>
          </draw:line>
          <draw:line draw:z-index="13" draw:style-name="gr2" draw:text-style-name="P1" svg:x1="112.62mm" svg:y1="68.01mm" svg:x2="139.35mm" svg:y2="68.01mm">
            <text:p/>
          </draw:line>
          <draw:line draw:z-index="14" draw:style-name="gr2" draw:text-style-name="P1" svg:x1="140.46mm" svg:y1="77.06mm" svg:x2="159.71mm" svg:y2="77.06mm">
            <text:p/>
          </draw:line>
          <draw:line draw:z-index="15" draw:style-name="gr2" draw:text-style-name="P1" svg:x1="161mm" svg:y1="81.56mm" svg:x2="166.77mm" svg:y2="81.56mm">
            <text:p/>
          </draw:lin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number-columns-repeated="15" table:default-cell-style-name="ce1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vity</text:p>
          </table:table-cell>
          <table:covered-table-cell table:style-name="ce5"/>
          <table:table-cell table:style-name="ce9" office:value-type="string" calcext:value-type="string" table:number-columns-spanned="16" table:number-rows-spanned="1">
            <text:p>Weeks</text:p>
          </table:table-cell>
          <table:covered-table-cell table:number-columns-repeated="14" table:style-name="ce5"/>
          <table:covered-table-cell table:style-name="ce14"/>
          <table:table-cell/>
          <table:table-cell office:value-type="string" calcext:value-type="string">
            <text:p>2 backend + 2 frontend + 1 native</text:p>
          </table:table-cell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6" office:value-type="string" calcext:value-type="string">
            <text:p>Activity 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5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atabase structure</text:p>
          </table:table-cell>
          <table:table-cell table:style-name="ce10"/>
          <table:table-cell table:style-name="ce12" table:number-columns-repeated="15"/>
          <table:table-cell table:style-name="ce15"/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- E/R diagram</text:p>
          </table:table-cell>
          <table:table-cell table:number-columns-repeated="18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<text:span text:style-name="T1">- </text:span>Cloud Storage setup</text:p>
          </table:table-cell>
          <table:table-cell table:number-columns-repeated="18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<text:span text:style-name="T1">- </text:span>RDBMS setup</text:p>
          </table:table-cell>
          <table:table-cell table:number-columns-repeated="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Web server</text:p>
          </table:table-cell>
          <table:table-cell table:number-columns-repeated="18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<text:span text:style-name="T1">- </text:span>API implementation</text:p>
          </table:table-cell>
          <table:table-cell table:number-columns-repeated="18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<text:span text:style-name="T1">- </text:span>Server application setup</text:p>
          </table:table-cell>
          <table:table-cell table:number-columns-repeated="18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<text:span text:style-name="T1">- </text:span>Reverse proxy setup</text:p>
          </table:table-cell>
          <table:table-cell table:number-columns-repeated="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eb app</text:p>
          </table:table-cell>
          <table:table-cell table:number-columns-repeated="18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<text:span text:style-name="T1">- </text:span>UX design</text:p>
          </table:table-cell>
          <table:table-cell table:number-columns-repeated="18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<text:span text:style-name="T1">- </text:span>UI design</text:p>
          </table:table-cell>
          <table:table-cell table:number-columns-repeated="18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string" calcext:value-type="string">
            <text:p><text:span text:style-name="T1">- </text:span>Graphics</text:p>
          </table:table-cell>
          <table:table-cell table:number-columns-repeated="18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string" calcext:value-type="string">
            <text:p><text:span text:style-name="T1">- </text:span>Front end implementation</text:p>
          </table:table-cell>
          <table:table-cell table:number-columns-repeated="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tive app</text:p>
          </table:table-cell>
          <table:table-cell table:number-columns-repeated="18"/>
        </table:table-row>
        <table:table-row table:style-name="ro3">
          <table:table-cell office:value-type="float" office:value="4.1" calcext:value-type="float">
            <text:p>4.1</text:p>
          </table:table-cell>
          <table:table-cell office:value-type="string" calcext:value-type="string">
            <text:p><text:span text:style-name="T2">- </text:span>Web app porting</text:p>
          </table:table-cell>
          <table:table-cell table:number-columns-repeated="18"/>
        </table:table-row>
        <table:table-row table:style-name="ro3">
          <table:table-cell office:value-type="float" office:value="4.2" calcext:value-type="float">
            <text:p>4.2</text:p>
          </table:table-cell>
          <table:table-cell office:value-type="string" calcext:value-type="string">
            <text:p><text:span text:style-name="T2">- </text:span>Native system integration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38:47.435479310</meta:creation-date>
    <dc:date>2019-11-17T16:44:15.730884749</dc:date>
    <meta:editing-duration>PT14M5S</meta:editing-duration>
    <meta:editing-cycles>7</meta:editing-cycles>
    <meta:generator>LibreOffice/6.2.8.2$Linux_X86_64 LibreOffice_project/20$Build-2</meta:generator>
    <meta:document-statistic meta:table-count="1" meta:cell-count="53" meta:object-count="16"/>
  </office:meta>
</office:document-meta>
</file>